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965cm" svg:y="0.19cm">
            <draw:object draw:notify-on-update-of-ranges="Sheet1.A1:Sheet1.A193 Sheet1.B1:Sheet1.B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]-2"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]-2"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]-2"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]-2"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]-2"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6]-2"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7]-2"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8]-2"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9]-2"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0]-2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-2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]-2"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3]-2"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4]-2"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5]-2"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]-2"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7]-2"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8]-2"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]-2"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0]-2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1]-2"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]-2"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3]-2"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4]-2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]-2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]-2"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-2"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8]-2"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9]-2"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0]-2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1]-2"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2]-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3]-2"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4]-2"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]-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6]-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7]-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38]-2"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9]-2"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0]-2"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]-2"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2]-2"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43]-2"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44]-2"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5]-2"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6]-2" office:value-type="float" office:value="228" calcext:value-type="float">
            <text:p>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7]-2"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8]-2"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49]-2"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0]-2"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51]-2"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52]-2"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3]-2"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4]-2"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55]-2"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56]-2"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7]-2"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8]-2"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59]-2"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0]-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1]-2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2]-2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63]-2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]-2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65]-2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66]-2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7]-2"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]-2"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9]-2"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0]-2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]-2"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]-2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3]-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4]-2"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]-2"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]-2"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7]-2"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8]-2"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9]-2"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0]-2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1]-2"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2]-2"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3]-2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4]-2"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85]-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6]-2"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7]-2"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88]-2"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89]-2"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90]-2"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1]-2"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2]-2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93]-2"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94]-2"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95]-2"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96]-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97]-2"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98]-2"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99]-2"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00]-2"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01]-2"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02]-2"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3]-2"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4]-2"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05]-2"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06]-2"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07]-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08]-2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09]-2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10]-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1]-2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12]-2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3]-2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4]-2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5]-2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6]-2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7]-2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8]-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9]-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0]-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1]-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2]-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3]-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-2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5]-2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6]-2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27]-2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28]-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29]-2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30]-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31]-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32]-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33]-2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34]-2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5]-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36]-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37]-2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38]-2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9]-2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40]-2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1]-2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2]-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3]-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4]-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5]-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6]-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7]-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8]-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9]-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50]-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51]-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52]-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3]-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4]-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55]-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6]-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57]-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58]-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59]-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0]-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61]-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62]-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63]-2"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64]-2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5]-2"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6]-2"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7]-2"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8]-2"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9]-2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0]-2"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1]-2"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2]-2"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3]-2"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74]-2"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75]-2"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76]-2"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77]-2"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78]-2" office:value-type="float" office:value="-36" calcext:value-type="float">
            <text:p>-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79]-2" office:value-type="float" office:value="-38" calcext:value-type="float">
            <text:p>-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80]-2" office:value-type="float" office:value="-40" calcext:value-type="float">
            <text:p>-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81]-2"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82]-2" office:value-type="float" office:value="-44" calcext:value-type="float">
            <text:p>-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83]-2" office:value-type="float" office:value="-46" calcext:value-type="float">
            <text:p>-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4]-2" office:value-type="float" office:value="-48" calcext:value-type="float">
            <text:p>-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85]-2"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86]-2"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87]-2" office:value-type="float" office:value="-54" calcext:value-type="float">
            <text:p>-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88]-2" office:value-type="float" office:value="-56" calcext:value-type="float">
            <text:p>-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89]-2" office:value-type="float" office:value="-58" calcext:value-type="float">
            <text:p>-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0]-2" office:value-type="float" office:value="-60" calcext:value-type="float">
            <text:p>-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1]-2" office:value-type="float" office:value="-62" calcext:value-type="float">
            <text:p>-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2]-2" office:value-type="float" office:value="-64" calcext:value-type="float">
            <text:p>-6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.00.0000</text:date>, <text:time style:data-style-name="N2" text:time-value="07:52:19.733870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3-12-15T09:20:39.298374203</dc:date>
    <meta:editing-duration>PT3H46M55S</meta:editing-duration>
    <meta:editing-cycles>8</meta:editing-cycles>
    <meta:generator>LibreOffice/7.6.4.1$MacOSX_X86_64 LibreOffice_project/e19e193f88cd6c0525a17fb7a176ed8e6a3e2aa1</meta:generator>
    <meta:document-statistic meta:table-count="1" meta:cell-count="3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2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1:Sheet1.B193" svg:x="0.985cm" svg:y="0.314cm" svg:width="47.319cm" svg:height="15.083cm">
          <chart:coordinate-region svg:x="1.326cm" svg:y="0.314cm" svg:width="46.694cm" svg:height="14.4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93" chart:class="chart:scatter">
            <chart:domain table:cell-range-address="Sheet1.A1:Sheet1.A193"/>
            <chart:data-point chart:repeated="1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1:Sheet1.A193</svg:desc>
                </draw:g>
              </table:table-cell>
              <table:table-cell office:value-type="float" office:value="16">
                <text:p>16</text:p>
                <draw:g>
                  <svg:desc>Sheet1.B1:Sheet1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">
                <text:p>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">
                <text:p>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4">
                <text:p>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">
                <text:p>1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8">
                <text:p>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">
                <text:p>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2">
                <text:p>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4">
                <text:p>-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">
                <text:p>-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">
                <text:p>-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2">
                <text:p>-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4">
                <text:p>-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6">
                <text:p>-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8">
                <text:p>-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0">
                <text:p>-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2">
                <text:p>-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4">
                <text:p>-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6">
                <text:p>-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8">
                <text:p>-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0">
                <text:p>-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2">
                <text:p>-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4">
                <text:p>-6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